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=1" style:apply-style-name="Untitled1" style:base-cell-address="Sheet1.H14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  <style:map style:condition="cell-content()=1" style:apply-style-name="Untitled1" style:base-cell-address="Sheet1.H14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=1" style:apply-style-name="Untitled1" style:base-cell-address="Sheet1.H14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3953in" svg:y="1.9531in">
            <draw:object draw:notify-on-update-of-ranges="Sheet1.B14:Sheet1.B14 Sheet1.B15:Sheet1.B30 Sheet1.J14:Sheet1.J14 Sheet1.J15:Sheet1.J30 Sheet1.I14:Sheet1.I14 Sheet1.I15:Sheet1.I30 Sheet1.H14:Sheet1.H14 Sheet1.H15:Sheet1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ce3"/>
        <table:table-row table:style-name="ro1" table:number-rows-repeated="11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reloj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</table:table-row>
        <calcext:conditional-formats>
          <calcext:conditional-format calcext:target-range-address="Sheet1.H14:Sheet1.J30">
            <calcext:condition calcext:apply-style-name="Untitled1" calcext:value="=1" calcext:base-cell-address="Sheet1.H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a933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9:13:48.239000000</meta:creation-date>
    <dc:date>2025-01-28T09:38:59.933000000</dc:date>
    <meta:editing-duration>PT25M9S</meta:editing-duration>
    <meta:editing-cycles>6</meta:editing-cycles>
    <meta:generator>LibreOffice/24.8.4.2$Windows_X86_64 LibreOffice_project/bb3cfa12c7b1bf994ecc5649a80400d06cd71002</meta:generator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width="0.102cm"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3 2 1" chart:style-name="ch1">
        <chart:legend chart:legend-position="end" svg:x="14.006cm" svg:y="3.454cm" style:legend-expansion="high" chart:style-name="ch2"/>
        <chart:plot-area chart:style-name="ch3" table:cell-range-address="Sheet1.B14:Sheet1.B30 Sheet1.H14:Sheet1.J30" chart:data-source-has-labels="row" svg:x="0.32cm" svg:y="0.18cm" svg:width="13.366cm" svg:height="8.64cm">
          <chart:coordinate-region svg:x="0.762cm" svg:y="0.379cm" svg:width="12.481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15:Sheet1.B30" chart:label-cell-address="Sheet1.B14:Sheet1.B14" chart:class="chart:scatter">
            <chart:data-point chart:repeated="16"/>
          </chart:series>
          <chart:series chart:attached-axis="primary-y" chart:style-name="ch10" chart:values-cell-range-address="Sheet1.J15:Sheet1.J30" chart:label-cell-address="Sheet1.J14:Sheet1.J14" chart:class="chart:scatter">
            <chart:data-point chart:repeated="16"/>
          </chart:series>
          <chart:series chart:attached-axis="primary-y" chart:style-name="ch11" chart:values-cell-range-address="Sheet1.I15:Sheet1.I30" chart:label-cell-address="Sheet1.I14:Sheet1.I14" chart:class="chart:scatter">
            <chart:data-point chart:repeated="16"/>
          </chart:series>
          <chart:series chart:attached-axis="primary-y" chart:style-name="ch12" chart:values-cell-range-address="Sheet1.H15:Sheet1.H30" chart:label-cell-address="Sheet1.H14:Sheet1.H14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oj</text:p>
                <draw:g>
                  <svg:desc>Sheet1.B14:Sheet1.B14</svg:desc>
                </draw:g>
              </table:table-cell>
              <table:table-cell office:value-type="string">
                <text:p>S3</text:p>
                <draw:g>
                  <svg:desc>Sheet1.J14:Sheet1.J14</svg:desc>
                </draw:g>
              </table:table-cell>
              <table:table-cell office:value-type="string">
                <text:p>S2</text:p>
                <draw:g>
                  <svg:desc>Sheet1.I14:Sheet1.I14</svg:desc>
                </draw:g>
              </table:table-cell>
              <table:table-cell office:value-type="string">
                <text:p>S1</text:p>
                <draw:g>
                  <svg:desc>Sheet1.H14:Sheet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15:Sheet1.B30</svg:desc>
                </draw:g>
              </table:table-cell>
              <table:table-cell office:value-type="float" office:value="2">
                <text:p>2</text:p>
                <draw:g>
                  <svg:desc>Sheet1.J15:Sheet1.J30</svg:desc>
                </draw:g>
              </table:table-cell>
              <table:table-cell office:value-type="float" office:value="1">
                <text:p>1</text:p>
                <draw:g>
                  <svg:desc>Sheet1.I15:Sheet1.I30</svg:desc>
                </draw:g>
              </table:table-cell>
              <table:table-cell office:value-type="float" office:value="0">
                <text:p>0</text:p>
                <draw:g>
                  <svg:desc>Sheet1.H15:Sheet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